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</number:tim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minutes number:style="long"/>
      <number:text>:</number:text>
      <number:seconds number:style="long"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32">
      <number:day/>
      <number:text>-</number:text>
      <number:month number:textual="true"/>
      <number:text>-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0:11:46.9986180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2T10:13:46.827073849</dc:date>
    <dc:creator>Jesus Castagnetto</dc:creator>
    <meta:editing-duration>P10DT21H51S</meta:editing-duration>
    <meta:editing-cycles>954</meta:editing-cycles>
    <meta:generator>LibreOffice/7.3.1.3$Linux_X86_64 LibreOffice_project/30$Build-3</meta:generator>
    <meta:document-statistic meta:table-count="1" meta:cell-count="7451" meta:object-count="0"/>
  </office:meta>
</office:document-meta>
</file>